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inherit" svg:font-family="inherit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bde5e" officeooo:paragraph-rsid="000bde5e"/>
    </style:style>
    <style:style style:name="P2" style:family="paragraph" style:parent-style-name="Heading_20_2">
      <style:paragraph-properties fo:text-align="center" style:justify-single-word="false"/>
      <style:text-properties style:font-name="Times New Roman"/>
    </style:style>
    <style:style style:name="P3" style:family="paragraph" style:parent-style-name="Heading_20_3">
      <style:paragraph-properties fo:text-align="end" style:justify-single-word="false" fo:break-before="page"/>
      <style:text-properties style:font-name="Times New Roman" fo:font-size="14pt" style:font-size-asian="14pt" style:font-size-complex="14pt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a3a16" officeooo:paragraph-rsid="000a3a16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0a3a16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0bde5e" officeooo:paragraph-rsid="000bde5e"/>
    </style:style>
    <style:style style:name="P7" style:family="paragraph" style:parent-style-name="Text_20_body" style:list-style-name="L2">
      <style:paragraph-properties fo:text-align="justify" style:justify-single-word="false"/>
      <style:text-properties style:font-name="Times New Roman" fo:font-size="14pt" fo:language="ru" fo:country="RU" officeooo:rsid="000d7dc1" officeooo:paragraph-rsid="000d7dc1" style:font-size-asian="14pt" style:font-size-complex="14pt"/>
    </style:style>
    <style:style style:name="P8" style:family="paragraph" style:parent-style-name="Text_20_body" style:list-style-name="L2">
      <style:paragraph-properties fo:text-align="justify" style:justify-single-word="false"/>
      <style:text-properties style:font-name="Times New Roman" fo:font-size="14pt" fo:language="ru" fo:country="RU" fo:font-weight="bold" officeooo:rsid="00149e8c" officeooo:paragraph-rsid="00149e8c" style:font-size-asian="14pt" style:font-weight-asian="bold" style:font-size-complex="14pt" style:font-weight-complex="bold"/>
    </style:style>
    <style:style style:name="P9" style:family="paragraph" style:parent-style-name="Text_20_body" style:list-style-name="L2">
      <style:paragraph-properties fo:text-align="justify" style:justify-single-word="false"/>
      <style:text-properties fo:language="ru" fo:country="RU" officeooo:rsid="000d7dc1" officeooo:paragraph-rsid="000d7dc1"/>
    </style:style>
    <style:style style:name="P10" style:family="paragraph" style:parent-style-name="Text_20_body" style:list-style-name="L2">
      <style:paragraph-properties fo:text-align="justify" style:justify-single-word="false"/>
      <style:text-properties fo:language="ru" fo:country="RU" officeooo:rsid="000ef482" officeooo:paragraph-rsid="000ef482"/>
    </style:style>
    <style:style style:name="P11" style:family="paragraph" style:parent-style-name="Text_20_body" style:list-style-name="L2">
      <style:paragraph-properties fo:text-align="justify" style:justify-single-word="false"/>
      <style:text-properties fo:language="ru" fo:country="RU" officeooo:rsid="0012f80e" officeooo:paragraph-rsid="0012f80e"/>
    </style:style>
    <style:style style:name="P12" style:family="paragraph" style:parent-style-name="Text_20_body" style:list-style-name="L2">
      <style:paragraph-properties fo:text-align="justify" style:justify-single-word="false"/>
      <style:text-properties fo:language="ru" fo:country="RU" officeooo:rsid="00149e8c" officeooo:paragraph-rsid="00149e8c"/>
    </style:style>
    <style:style style:name="P13" style:family="paragraph" style:parent-style-name="Text_20_body" style:list-style-name="L2">
      <style:paragraph-properties fo:text-align="justify" style:justify-single-word="false"/>
      <style:text-properties fo:language="ru" fo:country="RU" officeooo:rsid="00153c87" officeooo:paragraph-rsid="00153c87"/>
    </style:style>
    <style:style style:name="P14" style:family="paragraph" style:parent-style-name="Text_20_body" style:list-style-name="L2">
      <style:paragraph-properties fo:text-align="justify" style:justify-single-word="false"/>
      <style:text-properties fo:language="ru" fo:country="RU" officeooo:rsid="001625fe" officeooo:paragraph-rsid="001625fe"/>
    </style:style>
    <style:style style:name="P15" style:family="paragraph" style:parent-style-name="Text_20_body" style:list-style-name="L2">
      <style:paragraph-properties fo:text-align="justify" style:justify-single-word="false"/>
      <style:text-properties fo:language="ru" fo:country="RU" officeooo:rsid="0016eaf2" officeooo:paragraph-rsid="0016eaf2"/>
    </style:style>
    <style:style style:name="P16" style:family="paragraph" style:parent-style-name="Text_20_body" style:list-style-name="L2">
      <style:paragraph-properties fo:text-align="justify" style:justify-single-word="false"/>
      <style:text-properties fo:language="ru" fo:country="RU" officeooo:rsid="0018824e" officeooo:paragraph-rsid="0018824e"/>
    </style:style>
    <style:style style:name="P17" style:family="paragraph" style:parent-style-name="Text_20_body" style:list-style-name="L2">
      <style:paragraph-properties fo:text-align="justify" style:justify-single-word="false"/>
      <style:text-properties fo:language="ru" fo:country="RU" officeooo:rsid="001a323a" officeooo:paragraph-rsid="001a323a"/>
    </style:style>
    <style:style style:name="P18" style:family="paragraph" style:parent-style-name="Text_20_body" style:list-style-name="L2">
      <style:paragraph-properties fo:text-align="justify" style:justify-single-word="false"/>
      <style:text-properties fo:language="ru" fo:country="RU" officeooo:rsid="001a9c14" officeooo:paragraph-rsid="001a9c14"/>
    </style:style>
    <style:style style:name="P19" style:family="paragraph" style:parent-style-name="Text_20_body" style:list-style-name="L2">
      <style:paragraph-properties fo:text-align="justify" style:justify-single-word="false"/>
      <style:text-properties fo:language="ru" fo:country="RU" officeooo:rsid="001ad1f3" officeooo:paragraph-rsid="001ad1f3"/>
    </style:style>
    <style:style style:name="P20" style:family="paragraph" style:parent-style-name="Text_20_body" style:list-style-name="L2">
      <style:paragraph-properties fo:text-align="justify" style:justify-single-word="false"/>
      <style:text-properties fo:language="ru" fo:country="RU" officeooo:rsid="001c3c00" officeooo:paragraph-rsid="001c3c00"/>
    </style:style>
    <style:style style:name="P21" style:family="paragraph" style:parent-style-name="Text_20_body" style:list-style-name="L2">
      <style:paragraph-properties fo:text-align="justify" style:justify-single-word="false"/>
      <style:text-properties officeooo:paragraph-rsid="001edd20"/>
    </style:style>
    <style:style style:name="P22" style:family="paragraph" style:parent-style-name="Text_20_body" style:list-style-name="L2">
      <style:paragraph-properties fo:text-align="justify" style:justify-single-word="false"/>
      <style:text-properties fo:language="en" fo:country="US" officeooo:rsid="001107a0" officeooo:paragraph-rsid="001107a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6904" style:font-weight-asian="bold" style:font-weight-complex="bold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officeooo:rsid="00149e8c" style:font-size-asian="14pt" style:font-size-complex="14pt"/>
    </style:style>
    <style:style style:name="T5" style:family="text">
      <style:text-properties style:font-name="Times New Roman" fo:font-size="14pt" officeooo:rsid="0018824e" style:font-size-asian="14pt" style:font-size-complex="14pt"/>
    </style:style>
    <style:style style:name="T6" style:family="text">
      <style:text-properties style:font-name="Times New Roman" fo:font-size="14pt" fo:language="en" fo:country="US" style:font-size-asian="14pt" style:font-size-complex="14pt"/>
    </style:style>
    <style:style style:name="T7" style:family="text">
      <style:text-properties style:font-name="Times New Roman" fo:font-size="14pt" fo:language="en" fo:country="US" officeooo:rsid="00149e8c" style:font-size-asian="14pt" style:font-size-complex="14pt"/>
    </style:style>
    <style:style style:name="T8" style:family="text">
      <style:text-properties style:font-name="Times New Roman" fo:font-size="14pt" fo:language="en" fo:country="US" officeooo:rsid="001107a0" style:font-size-asian="14pt" style:font-size-complex="14pt"/>
    </style:style>
    <style:style style:name="T9" style:family="text">
      <style:text-properties style:font-name="Times New Roman" fo:font-size="14pt" fo:language="ru" fo:country="RU" officeooo:rsid="001c3c00" style:font-size-asian="14pt" style:font-size-complex="14pt"/>
    </style:style>
    <style:style style:name="T10" style:family="text">
      <style:text-properties style:font-name="Times New Roman" fo:font-size="14pt" fo:language="ru" fo:country="RU" officeooo:rsid="00100209" style:font-size-asian="14pt" style:font-size-complex="14pt"/>
    </style:style>
    <style:style style:name="T11" style:family="text">
      <style:text-properties style:font-name="Times New Roman" fo:font-size="14pt" fo:language="ru" fo:country="RU" officeooo:rsid="001107a0" style:font-size-asian="14pt" style:font-size-complex="14pt"/>
    </style:style>
    <style:style style:name="T1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style:font-name="Times New Roman" fo:font-size="14pt" fo:letter-spacing="normal" fo:font-style="normal" style:text-underline-style="solid" style:text-underline-width="auto" style:text-underline-color="font-color" fo:font-weight="normal" style:font-size-asian="14pt" style:font-size-complex="14pt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Задание на дифференцированный зачёт по дисциплине <text:s text:c="10"/>МДК 11.02 Машинное обучение и большие данные</text:h>
      <text:list text:style-name="L1">
        <text:list-item>
          <text:p text:style-name="P4">Выбрать наиболее интересный/удобный набор данных из Приложения 1;</text:p>
          <text:p text:style-name="P5"/>
        </text:list-item>
        <text:list-item>
          <text:p text:style-name="P4">Провести исследование набора данных: загрузить данные, проверить наличие невалидных значений в наборе (если имеются – обработать), исследовать зависимости внутри данных и целевой переменной в соответствии с поставленной задачей, графически их отобразить и задокументировать процесс;</text:p>
          <text:p text:style-name="P4"/>
        </text:list-item>
        <text:list-item>
          <text:p text:style-name="P4">Построить эффективную модель машинного обучения в соответствии с поставленной задачей. Описать причину выбора метода машинного обучения, процесс подбора параметров, процесс выбора метрик качества модели и продемонстрировать результаты.</text:p>
          <text:p text:style-name="P4"/>
        </text:list-item>
        <text:list-item>
          <text:p text:style-name="P4">Подготовить отчёт к защите проектов, которая состоится <text:span text:style-name="T2">25</text:span><text:span text:style-name="T1">.1</text:span><text:span text:style-name="T2">1</text:span><text:span text:style-name="T1">.2023</text:span>. Защита происходит в течение 5-7 минут по следующему плану:</text:p>
          <text:p text:style-name="P4"/>
          <text:list>
            <text:list-item>
              <text:list>
                <text:list-item>
                  <text:p text:style-name="P6">Вступление, в котором описываются данные: предметная область, для какой задачи машинного обучения они используются, что требуется предсказывать и по каким признакам;</text:p>
                </text:list-item>
                <text:list-item>
                  <text:p text:style-name="P6">Парсинг данных: в каком формате были данные, что сделали для их загрузки и преобразованию в единый структурированный формат;</text:p>
                </text:list-item>
                <text:list-item>
                  <text:p text:style-name="P6">Предобработка данных: кратко о том, с какими проблемами столкнулись, странности в данных, какими методами решали;</text:p>
                </text:list-item>
                <text:list-item>
                  <text:p text:style-name="P6">Установление зависимостей в данных: на графическом материале показываете, какие зависимости между атрибутами-предикторами и целевой переменной удалось установить;</text:p>
                </text:list-item>
                <text:list-item>
                  <text:p text:style-name="P6">Разделение данных: описываете, как и на что делили, в каком соотношении;</text:p>
                </text:list-item>
                <text:list-item>
                  <text:p text:style-name="P6">Выбор метрик: из каких метрик выбирали, какие оказались наиболее предпочтительными?</text:p>
                </text:list-item>
                <text:list-item>
                  <text:p text:style-name="P6">Выбор модели: кратко о том, почему решили выбрать ту или иную модель, как и какие параметры подбирали, чтобы добиться лучшего значения целевой метрики;</text:p>
                </text:list-item>
                <text:list-item>
                  <text:p text:style-name="P6">Кратко об итогах работы.</text:p>
                </text:list-item>
              </text:list>
            </text:list-item>
          </text:list>
        </text:list-item>
      </text:list>
      <text:p text:style-name="P1"/>
      <text:h text:style-name="P3" text:outline-level="3">Приложение 1. Наборы данных</text:h>
      <text:list text:style-name="L2">
        <text:list-item>
          <text:p text:style-name="P7">Ваша задача – разработать свою интеллектуальную систему по прогнозированию показателя популярности языков программирования. Использовать для <text:s/>этого наборы данных:</text:p>
          <text:list>
            <text:list-item>
              <text:p text:style-name="P9"><text:a xlink:type="simple" xlink:href="https://www.kaggle.com/datasets/alepuzio/programminglanguages" text:style-name="Internet_20_link" text:visited-style-name="Visited_20_Internet_20_Link"><text:span text:style-name="T3">https://www.kaggle.com/datasets/alepuzio/programminglanguages</text:span></text:a></text:p>
            </text:list-item>
            <text:list-item>
              <text:p text:style-name="P9"><text:a xlink:type="simple" xlink:href="https://www.kaggle.com/datasets/sujaykapadnis/programming-languages" text:style-name="Internet_20_link" text:visited-style-name="Visited_20_Internet_20_Link"><text:span text:style-name="T3">https://www.kaggle.com/datasets/sujaykapadnis/programming-languages</text:span></text:a></text:p>
            </text:list-item>
            <text:list-item>
              <text:p text:style-name="P9"><text:a xlink:type="simple" xlink:href="https://www.kaggle.com/datasets/muhammadkhalid/most-popular-programming-languages-since-2004" text:style-name="Internet_20_link" text:visited-style-name="Visited_20_Internet_20_Link"><text:span text:style-name="T3">https://www.kaggle.com/datasets/muhammadkhalid/most-popular-programming-languages-since-2004</text:span></text:a></text:p>
            </text:list-item>
            <text:list-item>
              <text:p text:style-name="P9"><text:a xlink:type="simple" xlink:href="https://www.kaggle.com/datasets/deepakdhanoliya12/most-common-programming-languages-used-worldwide" text:style-name="Internet_20_link" text:visited-style-name="Visited_20_Internet_20_Link"><text:span text:style-name="T3">https://www.kaggle.com/datasets/deepakdhanoliya12/most-common-programming-languages-used-worldwide</text:span></text:a></text:p>
            </text:list-item>
            <text:list-item>
              <text:p text:style-name="P9"><text:a xlink:type="simple" xlink:href="https://www.kaggle.com/datasets/jaimevalero/developers-and-programming-languages" text:style-name="Internet_20_link" text:visited-style-name="Visited_20_Internet_20_Link"><text:span text:style-name="T3">https://www.kaggle.com/datasets/jaimevalero/developers-and-programming-languages</text:span></text:a></text:p>
              <text:p text:style-name="P10"><text:span text:style-name="T3">Необходимо объединить датасеты в единую структуру, исследовать данные, предобработав их, и создать целевой атрибут, который бы содержал показатель популярности языка программирования. При необходимости дополнить данные другими наборами с </text:span><text:span text:style-name="T6">kaggle.</text:span><text:span text:style-name="T3"> Построить модель регрессии. </text:span></text:p>
            </text:list-item>
          </text:list>
        </text:list-item>
        <text:list-item>
          <text:p text:style-name="P21"><text:span text:style-name="T10">Ваша задача – исследовать набор данных о лошадиных скачках (</text:span><text:a xlink:type="simple" xlink:href="https://www.kaggle.com/competitions/big-data-derby-2022/data" office:target-frame-name="_blank" xlink:show="new" text:style-name="Internet_20_link" text:visited-style-name="Visited_20_Internet_20_Link"><text:span text:style-name="T13">https://www.kaggle.com/competitions/big-data-derby-2022/data</text:span></text:a><text:span text:style-name="T10">) и построить модель, которая бы предсказывала, в какой тройке пришедших к финишу окажется конкретная лошадь. Необходимо свести данные к единой структуре, определить </text:span><text:span text:style-name="T11">целевую переменную и при необходимости её перекодировать. </text:span></text:p>
        </text:list-item>
        <text:list-item>
          <text:p text:style-name="P11"><text:span text:style-name="T3">Ваша задача – создать систему, которая по изображению автомобиля </text:span><text:span text:style-name="T4">определяет его бренд. Данные лежат здесь: </text:span><text:a xlink:type="simple" xlink:href="https://www.kaggle.com/datasets/prondeau/the-car-connection-picture-dataset/code" text:style-name="Internet_20_link" text:visited-style-name="Visited_20_Internet_20_Link"><text:span text:style-name="T4">https://www.kaggle.com/datasets/prondeau/the-car-connection-picture-dataset/code</text:span></text:a><text:span text:style-name="T4">, необходимо загрузить изображения, преобразовав их в бинарный формат. Задача похожа на классификацию набора данных </text:span><text:span text:style-name="T7">MNIST, </text:span><text:span text:style-name="T4">за исключением того, что здесь данные нужно предобработать самостоятельно. В качестве целевого признака (атрибута с метками классов) предлагается выделять названия брендов из названий файлов с изображениями, затем кодировать в целочисленные метки. </text:span></text:p>
        </text:list-item>
        <text:list-item>
          <text:p text:style-name="P12"><text:span text:style-name="T3">Ваша задача – найти патологии в электрокардиографии плода. В датасете, собранном университетом Порто (Португалия), есть не так много </text:span><text:soft-page-break/><text:span text:style-name="T3">наблюдений с патологиями, поэтому имеет смысл попробовать поиск аномалий, а не только классификацию.</text:span></text:p>
          <text:p text:style-name="P8">Возьмите данные по электрокардиографии плода у меня.</text:p>
        </text:list-item>
        <text:list-item>
          <text:p text:style-name="P13"><text:span text:style-name="T3">Ваша задача – построить модель, которая по данным из игры </text:span><text:span text:style-name="T6">Dota 2 </text:span><text:span text:style-name="T3">могла предсказывать, какая команда победит (</text:span><text:a xlink:type="simple" xlink:href="https://www.kaggle.com/datasets/devinanzelmo/dota-2-matches/data" text:style-name="Internet_20_link" text:visited-style-name="Visited_20_Internet_20_Link"><text:span text:style-name="T3">https://www.kaggle.com/datasets/devinanzelmo/dota-2-matches/data</text:span></text:a><text:span text:style-name="T3">). Необходимо внимательно изучить данные, свести к одной структуре и рассмотреть атрибут „</text:span><text:span text:style-name="T6">radiant_win” </text:span><text:span text:style-name="T3">на возможность целевой переменной.</text:span></text:p>
        </text:list-item>
        <text:list-item>
          <text:p text:style-name="P14"><text:span text:style-name="T3">Ваша задача – построить систему с моделью машинного обучения, которая распознаёт по изображению рентгеновского снимка одну из 6 частей тела. Данные лежат здесь: </text:span><text:a xlink:type="simple" xlink:href="https://www.kaggle.com/datasets/andrewmvd/medical-mnist" text:style-name="Internet_20_link" text:visited-style-name="Visited_20_Internet_20_Link"><text:span text:style-name="T3">https://www.kaggle.com/datasets/andrewmvd/medical-mnist</text:span></text:a><text:span text:style-name="T3">.</text:span></text:p>
        </text:list-item>
        <text:list-item>
          <text:p text:style-name="P14"><text:span text:style-name="T3">Ваша задача – исследовать набор данных о Лего: </text:span><text:a xlink:type="simple" xlink:href="https://www.kaggle.com/datasets/rtatman/lego-database/data" text:style-name="Internet_20_link" text:visited-style-name="Visited_20_Internet_20_Link"><text:span text:style-name="T3">https://www.kaggle.com/datasets/rtatman/lego-database/data</text:span></text:a><text:span text:style-name="T3">. Необходимо проанализировать содержащиеся в наборе данные и попытаться построить модель, которая предсказывает тему набора Лего по его содержимому и другим признакам.</text:span></text:p>
        </text:list-item>
        <text:list-item>
          <text:p text:style-name="P15"><text:span text:style-name="T3">Построить модель, которая по текстовому комментарию предсказывает один из трёх школьных предметов: физику, химию или биологию. </text:span><text:a xlink:type="simple" xlink:href="https://www.kaggle.com/datasets/vivmankar/physics-vs-chemistry-vs-biology" text:style-name="Internet_20_link" text:visited-style-name="Visited_20_Internet_20_Link"><text:span text:style-name="T3">https://www.kaggle.com/datasets/vivmankar/physics-vs-chemistry-vs-biology</text:span></text:a><text:span text:style-name="T3"> </text:span></text:p>
        </text:list-item>
        <text:list-item>
          <text:p text:style-name="P15"><text:span text:style-name="T3">Построить модель машинного обучения, которая предсказывает вероятность появления камней в почках </text:span><text:span text:style-name="T5">по данным анализов мочи</text:span><text:span text:style-name="T3">. Данные: </text:span><text:a xlink:type="simple" xlink:href="https://www.kaggle.com/datasets/vuppalaadithyasairam/kidney-stone-prediction-based-on-urine-analysis/data" text:style-name="Internet_20_link" text:visited-style-name="Visited_20_Internet_20_Link"><text:span text:style-name="T3">https://www.kaggle.com/datasets/vuppalaadithyasairam/kidney-stone-prediction-based-on-urine-analysis/data</text:span></text:a><text:span text:style-name="T3"> .</text:span></text:p>
        </text:list-item>
        <text:list-item>
          <text:p text:style-name="P16"><text:span text:style-name="T3">Построить модель, которая по превью научной статьи определяет, к какой научной области она относится. Задача многозначной классификации вперемешку с обработкой естественного языка. Данные: </text:span><text:a xlink:type="simple" xlink:href="https://www.kaggle.com/datasets/shivanandmn/multilabel-classification-dataset?select=train.csv" text:style-name="Internet_20_link" text:visited-style-name="Visited_20_Internet_20_Link"><text:span text:style-name="T3">https://www.kaggle.com/datasets/shivanandmn/multilabel-classification-dataset?select=train.csv</text:span></text:a><text:span text:style-name="T3"> .</text:span></text:p>
        </text:list-item>
        <text:list-item>
          <text:p text:style-name="P17"><text:span text:style-name="T3">Ваша задача – построить модель машинного обучения, способную распознавать на изображении один из видов опухолей головного мозга. Данные: </text:span><text:a xlink:type="simple" xlink:href="https://www.kaggle.com/datasets/thomasdubail/brain-tumors-256x256" text:style-name="Internet_20_link" text:visited-style-name="Visited_20_Internet_20_Link"><text:span text:style-name="T3">https://www.kaggle.com/datasets/thomasdubail/brain-tumors-256x256</text:span></text:a><text:span text:style-name="T3">.</text:span></text:p>
        </text:list-item>
        <text:list-item>
          <text:p text:style-name="P18"><text:span text:style-name="T3">Ваша задача – построить модель машинного обучения, которая предсказывает, будет ли посетитель фитнес-клуба продолжать ходить на </text:span><text:soft-page-break/><text:span text:style-name="T3">занятия. Данные: </text:span><text:a xlink:type="simple" xlink:href="https://www.kaggle.com/datasets/ddosad/datacamps-data-science-associate-certification" text:style-name="Internet_20_link" text:visited-style-name="Visited_20_Internet_20_Link"><text:span text:style-name="T3">https://www.kaggle.com/datasets/ddosad/datacamps-data-science-associate-certification</text:span></text:a><text:span text:style-name="T3">.</text:span></text:p>
        </text:list-item>
        <text:list-item>
          <text:p text:style-name="P18"><text:span text:style-name="T3">Ваша задача – построить модель, способную распознавать вредоносное ПО для мобильной операционной системы </text:span><text:span text:style-name="T6">Android. </text:span><text:span text:style-name="T3">Данные: </text:span><text:a xlink:type="simple" xlink:href="https://www.kaggle.com/datasets/joebeachcapital/tuandromd" text:style-name="Internet_20_link" text:visited-style-name="Visited_20_Internet_20_Link"><text:span text:style-name="T3">https://www.kaggle.com/datasets/joebeachcapital/tuandromd</text:span></text:a><text:span text:style-name="T3">.</text:span></text:p>
        </text:list-item>
        <text:list-item>
          <text:p text:style-name="P18"><text:span text:style-name="T3">Вам предстоит изучить информацию об особенностях транспортных пассажирских перевозках в исследуемой локации для дальнейшего решения задачи прогнозирования времени поездки. Задача является актуальной для оператора компании. Прогнозирование времени поездки позволит оператору оптимизировать свою работу и улучшить финансовые показатели. </text:span><text:span text:style-name="T12">Данные взяты с демоэкзамена прошлого года, можно взять у меня.</text:span></text:p>
        </text:list-item>
        <text:list-item>
          <text:p text:style-name="P18"><text:span text:style-name="T3">Ваша задача – построить модель, которая по содержанию статьи определяет, настоящая или фейковая это новость. Данные: </text:span><text:a xlink:type="simple" xlink:href="https://www.kaggle.com/datasets/morfifinka/fake-real-news-ru?select=train_stances.csv" text:style-name="Internet_20_link" text:visited-style-name="Visited_20_Internet_20_Link"><text:span text:style-name="T3">https://www.kaggle.com/datasets/morfifinka/fake-real-news-ru?select=train_stances.csv</text:span></text:a><text:span text:style-name="T3"> .</text:span></text:p>
        </text:list-item>
        <text:list-item>
          <text:p text:style-name="P18"><text:span text:style-name="T3">Ваша задача – разработать модель машинного обучения, которая будет по кодонам ДНК определять одно из четырёх биологических царств. Данные: </text:span><text:a xlink:type="simple" xlink:href="https://www.kaggle.com/datasets/meetnagadia/condon-usage-dataset/data" text:style-name="Internet_20_link" text:visited-style-name="Visited_20_Internet_20_Link"><text:span text:style-name="T3">https://www.kaggle.com/datasets/meetnagadia/condon-usage-dataset/data</text:span></text:a><text:span text:style-name="T3">.</text:span></text:p>
        </text:list-item>
        <text:list-item>
          <text:p text:style-name="P18"><text:span text:style-name="T3">Ваша задача – построить модель машинного обучения, которая определяет степень болезни Альцгеймера по медицинскому снимку. Данные: </text:span><text:a xlink:type="simple" xlink:href="https://www.kaggle.com/datasets/uraninjo/augmented-alzheimer-mri-dataset" text:style-name="Internet_20_link" text:visited-style-name="Visited_20_Internet_20_Link"><text:span text:style-name="T3">https://www.kaggle.com/datasets/uraninjo/augmented-alzheimer-mri-dataset</text:span></text:a><text:span text:style-name="T3">.</text:span></text:p>
        </text:list-item>
        <text:list-item>
          <text:p text:style-name="P19"><text:span text:style-name="T3">Ваша задача – разработать модель машинного обучения, определяющую по содержанию электронного письма фишинговое оно или нет. Данные: </text:span><text:a xlink:type="simple" xlink:href="https://www.kaggle.com/datasets/subhajournal/phishingemails" text:style-name="Internet_20_link" text:visited-style-name="Visited_20_Internet_20_Link"><text:span text:style-name="T3">https://www.kaggle.com/datasets/subhajournal/phishingemails</text:span></text:a><text:span text:style-name="T3">.</text:span></text:p>
        </text:list-item>
        <text:list-item>
          <text:p text:style-name="P19"><text:span text:style-name="T3">Ваша задача – построить модель машинного обучения, классифицирующую веб-сайт по его описанию. Данные: </text:span><text:a xlink:type="simple" xlink:href="https://www.kaggle.com/datasets/hetulmehta/website-classification" text:style-name="Internet_20_link" text:visited-style-name="Visited_20_Internet_20_Link"><text:span text:style-name="T3">https://www.kaggle.com/datasets/hetulmehta/website-classification</text:span></text:a><text:span text:style-name="T3">.</text:span></text:p>
        </text:list-item>
        <text:list-item>
          <text:p text:style-name="P22"><text:span text:style-name="T3">Чтобы познакомиться поближе с аудиторией вашего бизнеса, можно провести кластерный анализ и выделить различные группы пользователей. В идеале они еще и будут интерпретируемыми. </text:span><text:span text:style-name="T9">Ваша задача – провести кластерный анализ клиентов немецкого банка. Данные: </text:span><text:a xlink:type="simple" xlink:href="https://www.kaggle.com/uciml/german-credit" text:style-name="Internet_20_link" text:visited-style-name="Visited_20_Internet_20_Link">https://www.kaggle.com/uciml/german-credit</text:a><text:span text:style-name="T9">.</text:span></text:p>
        </text:list-item>
        <text:list-item>
          <text:p text:style-name="P20"><text:soft-page-break/><text:span text:style-name="T3">Ваша задача – построить модель машинного обучения, которая будет определять географическое происхождение мелодии/песни. Данные: </text:span><text:a xlink:type="simple" xlink:href="https://www.kaggle.com/datasets/yadhua/geographical-origin-of-music?select=Music_origin_chromatic.csv" text:style-name="Internet_20_link" text:visited-style-name="Visited_20_Internet_20_Link"><text:span text:style-name="T3">https://www.kaggle.com/datasets/yadhua/geographical-origin-of-music?select=Music_origin_chromatic.csv</text:span></text:a><text:span text:style-name="T3"> .</text:span></text:p>
        </text:list-item>
        <text:list-item>
          <text:p text:style-name="P20"><text:span text:style-name="T3">Ваша задача – построить модель, которая определяет возраст опоссума. Данные: </text:span><text:a xlink:type="simple" xlink:href="https://www.kaggle.com/datasets/abrambeyer/openintro-possum" text:style-name="Internet_20_link" text:visited-style-name="Visited_20_Internet_20_Link"><text:span text:style-name="T3">https://www.kaggle.com/datasets/abrambeyer/openintro-possum</text:span></text:a><text:span text:style-name="T3">.</text:span></text:p>
        </text:list-item>
        <text:list-item>
          <text:p text:style-name="P20"><text:span text:style-name="T3">Ваша задача – построить модель, которая прогнозирует стоимость поездки на </text:span><text:span text:style-name="T6">Uber. </text:span><text:span text:style-name="T3">Данные: </text:span><text:a xlink:type="simple" xlink:href="https://www.kaggle.com/datasets/yasserh/uber-fares-dataset/data" text:style-name="Internet_20_link" text:visited-style-name="Visited_20_Internet_20_Link">https://www.kaggle.com/datasets/yasserh/uber-fares-dataset/data</text:a><text:span text:style-name="T8">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23:58:00.349000000</meta:creation-date>
    <dc:date>2023-11-21T09:41:31.252995451</dc:date>
    <meta:editing-duration>PT35M29S</meta:editing-duration>
    <meta:editing-cycles>3</meta:editing-cycles>
    <meta:generator>LibreOffice/7.4.2.3$Linux_X86_64 LibreOffice_project/382eef1f22670f7f4118c8c2dd222ec7ad009daf</meta:generator>
    <meta:document-statistic meta:table-count="0" meta:image-count="0" meta:object-count="0" meta:page-count="5" meta:paragraph-count="44" meta:word-count="846" meta:character-count="8171" meta:non-whitespace-character-count="7374"/>
  </office:meta>
</office:document-meta>
</file>